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31c723" officeooo:paragraph-rsid="0031c72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331def"/>
    </style:style>
    <style:style style:name="P3" style:family="paragraph" style:parent-style-name="Standard">
      <style:paragraph-properties fo:text-align="start" style:justify-single-word="false"/>
      <style:text-properties officeooo:paragraph-rsid="00390bfa"/>
    </style:style>
    <style:style style:name="P4" style:family="paragraph" style:parent-style-name="Standard">
      <style:paragraph-properties fo:text-align="start" style:justify-single-word="false"/>
      <style:text-properties officeooo:paragraph-rsid="004c2aa0"/>
    </style:style>
    <style:style style:name="P5" style:family="paragraph" style:parent-style-name="Standard">
      <style:paragraph-properties fo:text-align="start" style:justify-single-word="false"/>
      <style:text-properties officeooo:paragraph-rsid="00503063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331def" officeooo:paragraph-rsid="00331d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503063" officeooo:paragraph-rsid="00503063"/>
    </style:style>
    <style:style style:name="P8" style:family="paragraph" style:parent-style-name="Standard">
      <style:paragraph-properties fo:text-align="start" style:justify-single-word="false"/>
      <style:text-properties officeooo:rsid="0047d77b" officeooo:paragraph-rsid="0047d77b"/>
    </style:style>
    <style:style style:name="P9" style:family="paragraph" style:parent-style-name="Standard">
      <style:paragraph-properties fo:text-align="start" style:justify-single-word="false"/>
      <style:text-properties officeooo:paragraph-rsid="00331def" fo:background-color="transparent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dd68d" officeooo:paragraph-rsid="002c472e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6574ba" officeooo:paragraph-rsid="006574ba" style:font-weight-asian="normal" style:font-weight-complex="normal"/>
    </style:style>
    <style:style style:name="T1" style:family="text">
      <style:text-properties officeooo:rsid="00331def"/>
    </style:style>
    <style:style style:name="T2" style:family="text">
      <style:text-properties fo:font-weight="normal" officeooo:rsid="00331def" style:font-weight-asian="normal" style:font-weight-complex="normal"/>
    </style:style>
    <style:style style:name="T3" style:family="text">
      <style:text-properties fo:font-weight="normal" officeooo:rsid="00358e09" style:font-weight-asian="normal" style:font-weight-complex="normal"/>
    </style:style>
    <style:style style:name="T4" style:family="text">
      <style:text-properties fo:font-weight="normal" officeooo:rsid="0016b8ce" style:font-weight-asian="normal" style:font-weight-complex="normal"/>
    </style:style>
    <style:style style:name="T5" style:family="text">
      <style:text-properties fo:font-weight="normal" officeooo:rsid="004c2aa0" style:font-weight-asian="normal" style:font-weight-complex="normal"/>
    </style:style>
    <style:style style:name="T6" style:family="text">
      <style:text-properties officeooo:rsid="00358e09"/>
    </style:style>
    <style:style style:name="T7" style:family="text">
      <style:text-properties officeooo:rsid="0037daf9"/>
    </style:style>
    <style:style style:name="T8" style:family="text">
      <style:text-properties officeooo:rsid="00463dd7"/>
    </style:style>
    <style:style style:name="T9" style:family="text">
      <style:text-properties officeooo:rsid="00503063"/>
    </style:style>
    <style:style style:name="T10" style:family="text">
      <style:text-properties officeooo:rsid="00516992"/>
    </style:style>
    <style:style style:name="T11" style:family="text">
      <style:text-properties officeooo:rsid="005297bc"/>
    </style:style>
    <style:style style:name="T12" style:family="text">
      <style:text-properties officeooo:rsid="005314e8"/>
    </style:style>
    <style:style style:name="T13" style:family="text">
      <style:text-properties officeooo:rsid="00538514"/>
    </style:style>
    <style:style style:name="T14" style:family="text">
      <style:text-properties officeooo:rsid="0057d2fe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62d5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CV</text:p>
      <text:p text:style-name="P10">OpenCV is big community library ( set of already written programs ) for Computer Visio<text:span text:style-name="T8">n</text:span> <text:span text:style-name="T8">applications</text:span>, focusing on processing of images and videos. One should find it quite useful. It is possible to use a few <text:span text:style-name="T8">built-in</text:span> CUDA functions, <text:span text:style-name="T8">or your own device kernels</text:span> ( firstly, please refer to CUDA repository and 00 step-by-step introduction, <text:span text:style-name="T11">for setting up nvcc environment</text:span> ).</text:p>
      <text:p text:style-name="P11">0)install package:</text:p>
      <text:p text:style-name="P11"><text:tab/>#sudo aptitude install libopencv-dev</text:p>
      <text:p text:style-name="P11"><text:tab/>#pkg-config --cflags --libs opencv</text:p>
      <text:p text:style-name="P6">1) go to OpenCV install website “<text:a xlink:type="simple" xlink:href="https://docs.opencv.org/master/d7/d9f/tutorial_linux_install.html" text:style-name="Internet_20_link" text:visited-style-name="Visited_20_Internet_20_Link">https://docs.opencv.org/master/d7/d9f/tutorial_linux_install.html</text:a>”, and follow instructions:</text:p>
      <text:p text:style-name="P2"><text:span text:style-name="T2"><text:tab/>#</text:span>sudo apt<text:span text:style-name="T1">itude</text:span> install build-essential</text:p>
      <text:p text:style-name="P2"><text:span text:style-name="T2"><text:tab/>#</text:span>sudo apt<text:span text:style-name="T1">itude</text:span> install cmake git libgtk2.0-dev pkg-config libavcodec-dev libavformat-dev libswscale-dev</text:p>
      <text:p text:style-name="P2"><text:span text:style-name="T2"><text:tab/>#</text:span>sudo apt-get install python-dev python-numpy libtbb2 libtbb-dev libjpeg-dev libpng-dev libtiff-dev <text:tab/>libjasper-dev libdc1394-22-dev </text:p>
      <text:p text:style-name="P3"><text:tab/><text:span text:style-name="T6">#sudo aptitude install cmake-qt-gui doxygen</text:span><text:span text:style-name="T4"> liblapack3 <text:s/>liblapack-dev libfftw3-dev</text:span></text:p>
      <text:p text:style-name="P4"><text:span text:style-name="T4"><text:tab/></text:span><text:span text:style-name="T5">#sudo aptitude install </text:span><text:span text:style-name="T4">libblas3 libblas-dev</text:span><text:span text:style-name="T5"> libopenblas-dev</text:span></text:p>
      <text:p text:style-name="P6">2) clone project:</text:p>
      <text:p text:style-name="P2"><text:span text:style-name="T2"><text:tab/>#</text:span>git clone <text:a xlink:type="simple" xlink:href="https://github.com/opencv/opencv.git" text:style-name="Internet_20_link" text:visited-style-name="Visited_20_Internet_20_Link">https://github.com/opencv/opencv.gi</text:a><text:a xlink:type="simple" xlink:href="https://github.com/opencv/opencv.git" text:style-name="Internet_20_link" text:visited-style-name="Visited_20_Internet_20_Link"><text:span text:style-name="T8">t</text:span></text:a></text:p>
      <text:p text:style-name="P2"><text:s text:c="2"/><text:tab/><text:span text:style-name="T7">#cd opencv/ &amp;&amp; mkdir build &amp;&amp; cd build &amp;&amp; sudo cmake-gui</text:span></text:p>
      <text:p text:style-name="P2"><text:s text:c="4"/>set your sources path (...../opencv), and where build configuration ( ....../<text:span text:style-name="T10">opencv/</text:span>build ); check CheckBox “Grouped”, “Advanced”, <text:span text:style-name="T13">and click Button “Configure”</text:span>. For building GPU - accelerated functions just point <text:span text:style-name="T15">NVCC - compatible C++ compiler:</text:span></text:p>
      <text:p text:style-name="P9"><text:tab/>CMAKE-&gt;CMAKE_CXX_COMPILER /usr/bin/g++-4.9</text:p>
      <text:p text:style-name="P9"><text:tab/>CMAKE-&gt;CMAKE_C_COMPILER /usr/bin/gcc-4.9</text:p>
      <text:p text:style-name="P2"><text:s text:c="4"/>some useful functionalities:</text:p>
      <text:p text:style-name="P9"><text:tab/>ENABLE-&gt;ENABLE_FAST_MATH</text:p>
      <text:p text:style-name="P9"><text:tab/>BUILD-&gt;BUILD_DOC<text:span text:style-name="T14">S</text:span></text:p>
      <text:p text:style-name="P2"><text:span text:style-name="T9">3) </text:span>click Button “Configure”, check for errors ( often there is some lack of libraries ), “Generate”, and close</text:p>
      <text:p text:style-name="P2"><text:tab/>#<text:span text:style-name="T12">sudo su &amp;&amp; </text:span>make -j`nproc` <text:span text:style-name="T16">&amp;&amp; make install &amp;&amp; ldconfig</text:span></text:p>
      <text:p text:style-name="P5"><text:span text:style-name="T9">4) compile and run basic tutorial from: “</text:span><text:a xlink:type="simple" xlink:href="https://docs.opencv.org/master/db/df5/tutorial_linux_gcc_cmake.html" text:style-name="Internet_20_link" text:visited-style-name="Visited_20_Internet_20_Link"><text:span text:style-name="T9">https://docs.opencv.org/master/db/df5/tutorial_linux_gcc_cmake.html</text:span></text:a><text:span text:style-name="T9">”</text:span></text:p>
      <text:p text:style-name="P7">5) optionally one can compile and install additional modules:</text:p>
      <text:p text:style-name="P8"><text:span text:style-name="T2"><text:tab/></text:span><text:span text:style-name="T3">#</text:span>git clone <text:a xlink:type="simple" xlink:href="https://github.com/opencv/opencv_contrib.git" text:style-name="Internet_20_link" text:visited-style-name="Visited_20_Internet_20_Link">https://github.com/opencv/opencv_contrib.gi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362in" fo:margin-bottom="0.2362in" fo:margin-left="0.3492in" fo:margin-right="0.231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7:25:50.263778362</meta:creation-date>
    <dc:date>2019-01-19T10:20:13.510941262</dc:date>
    <meta:editing-duration>PT16H55M15S</meta:editing-duration>
    <meta:editing-cycles>71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32" meta:character-count="1933" meta:non-whitespace-character-count="1700"/>
  </office:meta>
</office:document-meta>
</file>